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vaMono" svg:font-family="NovaMono" style:font-pitch="fixed"/>
    <style:font-face style:name="PragmataPro" svg:font-family="PragmataPro" style:font-pitch="fixed"/>
    <style:font-face style:name="Liberation Sans1" svg:font-family="'Liberation Sans'" style:font-pitch="variable"/>
    <style:font-face style:name="NovaMono1" svg:font-family="NovaMo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d41a" draw:textarea-horizontal-align="justify" draw:textarea-vertical-align="middle" draw:auto-grow-height="false" fo:min-height="1.02cm" fo:min-width="2.04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objectwithoutfill">
      <style:graphic-properties svg:stroke-color="#ff0000" draw:marker-end="Arrowheads_20_4" draw:marker-end-width="0.3cm" draw:fill="none" draw:textarea-vertical-align="middle"/>
    </style:style>
    <style:style style:name="gr5" style:family="graphic" style:parent-style-name="objectwithoutfill">
      <style:graphic-properties svg:stroke-color="#ff0000" draw:marker-end="Arrowheads_20_5" draw:marker-end-width="0.3cm" draw:fill="none" draw:textarea-vertical-align="middle"/>
    </style:style>
    <style:style style:name="gr6" style:family="graphic" style:parent-style-name="objectwithoutfill">
      <style:graphic-properties draw:marker-end="Arrowheads_20_6" draw:marker-end-width="0.3cm" draw:fill="none" draw:textarea-vertical-align="middle"/>
    </style:style>
    <style:style style:name="gr7" style:family="graphic" style:parent-style-name="objectwithoutfill">
      <style:graphic-properties svg:stroke-color="#ff0000" draw:marker-end="Arrowheads_20_7" draw:marker-end-width="0.3cm" draw:fill="none" draw:textarea-vertical-align="middle"/>
    </style:style>
    <style:style style:name="gr8" style:family="graphic" style:parent-style-name="objectwithoutfill">
      <style:graphic-properties draw:marker-end="Arrowheads_20_8" draw:marker-end-width="0.3cm" draw:fill="none" draw:textarea-vertical-align="middle"/>
    </style:style>
    <style:style style:name="gr9" style:family="graphic" style:parent-style-name="objectwithoutfill">
      <style:graphic-properties svg:stroke-color="#ff0000" draw:marker-end="Arrowheads_20_9" draw:marker-end-width="0.3cm" draw:fill="none" draw:textarea-vertical-align="middle"/>
    </style:style>
    <style:style style:name="gr10" style:family="graphic" style:parent-style-name="objectwithoutfill">
      <style:graphic-properties draw:marker-end="Arrowheads_20_10" draw:marker-end-width="0.3cm" draw:fill="none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8.75cm" fo:min-width="18.3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1d41a"/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style:font-name="PragmataPro" fo:font-size="12pt" style:font-size-asian="10pt" style:font-size-complex="10pt"/>
    </style:style>
    <style:style style:name="P7" style:family="paragraph">
      <loext:graphic-properties draw:fill="none"/>
      <style:paragraph-properties fo:text-align="center" style:writing-mode="lr-tb"/>
      <style:text-properties style:font-name="PragmataPro" fo:font-size="12pt" style:font-size-asian="10pt" style:font-size-complex="10pt"/>
    </style:style>
    <style:style style:name="P8" style:family="paragraph">
      <style:paragraph-properties fo:text-align="center"/>
    </style:style>
    <style:style style:name="T1" style:family="text">
      <style:text-properties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27cm" svg:x="6.082cm" svg:y="2.274cm">
          <text:p text:style-name="P1">b8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54cm" svg:height="1.27cm" svg:x="4.812cm" svg:y="4.814cm">
          <text:p text:style-name="P1">a0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54cm" svg:height="1.27cm" svg:x="3.542cm" svg:y="7.35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54cm" svg:height="1.27cm" svg:x="2.272cm" svg:y="9.894cm">
          <text:p text:style-name="P1">70</text:p>
          <draw:enhanced-geometry svg:viewBox="0 0 21600 21600" draw:type="rectangle" draw:enhanced-path="M 0 0 L 21600 0 21600 21600 0 21600 0 0 Z N"/>
        </draw:custom-shape>
        <draw:connector draw:style-name="gr3" draw:text-style-name="P4" draw:layer="measurelines" draw:type="curve" svg:x1="8.622cm" svg:y1="2.909cm" svg:x2="3.542cm" svg:y2="11.164cm" draw:start-shape="id1" draw:start-glue-point="1" draw:end-shape="id2" draw:end-glue-point="2" svg:d="M8622 2909c751 0 627 4378-831 6630s-4249 2376-4249 1625" svg:viewBox="0 0 5533 8669">
          <text:p/>
        </draw:connector>
        <draw:connector draw:style-name="gr4" draw:text-style-name="P4" draw:layer="measurelines" draw:type="curve" svg:x1="6.082cm" svg:y1="2.909cm" svg:x2="6.082cm" svg:y2="4.814cm" draw:start-shape="id1" draw:start-glue-point="3" draw:end-shape="id3" draw:end-glue-point="0" svg:d="M6082 2909c-751 0-627 635-439 874s439 79 439 1031" svg:viewBox="0 0 583 1906">
          <text:p/>
        </draw:connector>
        <draw:connector draw:style-name="gr5" draw:text-style-name="P4" draw:layer="measurelines" draw:type="curve" svg:x1="4.812cm" svg:y1="5.449cm" svg:x2="4.812cm" svg:y2="7.354cm" draw:start-shape="id3" draw:start-glue-point="3" draw:end-shape="id4" draw:end-glue-point="0" svg:d="M4812 5449c-751 0-627 635-439 874s439 79 439 1031" svg:viewBox="0 0 583 1906">
          <text:p/>
        </draw:connector>
        <draw:connector draw:style-name="gr6" draw:text-style-name="P4" draw:layer="measurelines" draw:type="curve" svg:x1="7.352cm" svg:y1="5.449cm" svg:x2="7.352cm" svg:y2="3.544cm" draw:start-shape="id3" draw:start-glue-point="1" draw:end-shape="id1" draw:end-glue-point="2" svg:d="M7352 5449c751 0 627-635 439-874s-439-79-439-1031" svg:viewBox="0 0 583 1906">
          <text:p/>
        </draw:connector>
        <draw:connector draw:style-name="gr7" draw:text-style-name="P5" draw:layer="measurelines" draw:type="curve" svg:x1="3.542cm" svg:y1="7.989cm" svg:x2="3.542cm" svg:y2="9.894cm" draw:start-shape="id4" draw:start-glue-point="3" draw:end-shape="id2" draw:end-glue-point="0" svg:d="M3542 7989c-751 0-627 635-439 874s439 79 439 1031" svg:viewBox="0 0 583 1906">
          <text:p/>
        </draw:connector>
        <draw:connector draw:style-name="gr8" draw:text-style-name="P4" draw:layer="measurelines" draw:type="curve" svg:x1="6.082cm" svg:y1="7.989cm" svg:x2="6.082cm" svg:y2="6.084cm" draw:start-shape="id4" draw:start-glue-point="1" draw:end-shape="id3" draw:end-glue-point="2" svg:d="M6082 7989c751 0 627-635 439-874s-439-79-439-1031" svg:viewBox="0 0 583 1906">
          <text:p/>
        </draw:connector>
        <draw:connector draw:style-name="gr9" draw:text-style-name="P4" draw:layer="measurelines" draw:type="curve" draw:line-skew="-0.266cm" svg:x1="2.272cm" svg:y1="10.529cm" svg:x2="7.352cm" svg:y2="2.274cm" draw:start-shape="id2" draw:start-glue-point="3" draw:end-shape="id1" draw:end-glue-point="0" svg:d="M2272 10529c-1150 0-958-4378 599-6630s4481-2376 4481-1625" svg:viewBox="0 0 5818 8669">
          <text:p/>
        </draw:connector>
        <draw:connector draw:style-name="gr10" draw:text-style-name="P5" draw:layer="measurelines" draw:type="curve" svg:x1="4.812cm" svg:y1="10.529cm" svg:x2="4.812cm" svg:y2="8.624cm" draw:start-shape="id2" draw:start-glue-point="1" draw:end-shape="id4" draw:end-glue-point="2" svg:d="M4812 10529c751 0 627-635 439-874s-439-79-439-1031" svg:viewBox="0 0 583 1906">
          <text:p/>
        </draw:connector>
        <draw:custom-shape draw:style-name="gr11" draw:text-style-name="P7" draw:layer="measurelines" svg:width="18.81cm" svg:height="19cm" svg:x="9.89cm" svg:y="1cm">
          <text:p text:style-name="P6"><text:span text:style-name="T1">#define QUEUE_INSERT_TAIL(h, q) <text:s text:c="46"/>\</text:span></text:p>
          <text:p text:style-name="P6"><text:span text:style-name="T1"><text:s text:c="2"/></text:span><text:span text:style-name="T1">do { <text:s text:c="71"/>\</text:span></text:p>
          <text:p text:style-name="P6"><text:span text:style-name="T1"><text:s text:c="4"/></text:span><text:span text:style-name="T1">QUEUE_NEXT(q) = (h); <text:s text:c="53"/>\</text:span></text:p>
          <text:p text:style-name="P6"><text:span text:style-name="T1"><text:s text:c="4"/></text:span><text:span text:style-name="T1">QUEUE_PREV(q) = QUEUE_PREV(h); <text:s text:c="43"/>\</text:span></text:p>
          <text:p text:style-name="P6"><text:span text:style-name="T1"><text:s text:c="4"/></text:span><text:span text:style-name="T1">QUEUE_PREV_NEXT(q) = (q); <text:s text:c="48"/>\</text:span></text:p>
          <text:p text:style-name="P6"><text:span text:style-name="T1"><text:s text:c="4"/></text:span><text:span text:style-name="T1">QUEUE_PREV(h) = (q); <text:s text:c="53"/>\</text:span></text:p>
          <text:p text:style-name="P6"><text:span text:style-name="T1"><text:s text:c="2"/></text:span><text:span text:style-name="T1">} <text:s text:c="74"/>\</text:span></text:p>
          <text:p text:style-name="P6"><text:span text:style-name="T1"><text:s text:c="2"/></text:span><text:span text:style-name="T1">While (0)</text:span></text:p>
          <text:p text:style-name="P6"><text:span text:style-name="T1">#define QUEUE_REMOVE(q) <text:s text:c="54"/>\</text:span></text:p>
          <text:p text:style-name="P6"><text:span text:style-name="T1"><text:s text:c="2"/></text:span><text:span text:style-name="T1">do { <text:s text:c="71"/>\</text:span></text:p>
          <text:p text:style-name="P6"><text:span text:style-name="T1"><text:s text:c="4"/></text:span><text:span text:style-name="T1">QUEUE_PREV_NEXT(q) = QUEUE_NEXT(q); <text:s text:c="38"/>\</text:span></text:p>
          <text:p text:style-name="P6"><text:span text:style-name="T1"><text:s text:c="4"/></text:span><text:span text:style-name="T1">QUEUE_NEXT_PREV(q) = QUEUE_PREV(q); <text:s text:c="38"/>\</text:span></text:p>
          <text:p text:style-name="P6"><text:span text:style-name="T1"><text:s text:c="2"/></text:span><text:span text:style-name="T1">} <text:s text:c="74"/>\</text:span></text:p>
          <text:p text:style-name="P6"><text:span text:style-name="T1"><text:s text:c="2"/></text:span><text:span text:style-name="T1">while (0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measurelines" svg:width="2.54cm" svg:height="1.27cm" svg:x="2.27cm" svg:y="12.43cm">
          <text:p text:style-name="P1">q</text:p>
          <draw:enhanced-geometry svg:viewBox="0 0 21600 21600" draw:type="rectangle" draw:enhanced-path="M 0 0 L 21600 0 21600 21600 0 21600 0 0 Z N"/>
        </draw:custom-shape>
        <draw:connector draw:style-name="gr7" draw:text-style-name="P5" draw:layer="measurelines" draw:type="curve" svg:x1="2.27cm" svg:y1="13.065cm" svg:x2="3.54cm" svg:y2="12.43cm" draw:start-shape="id5" draw:start-glue-point="3" draw:end-shape="id5" draw:end-glue-point="0" svg:d="M2270 13065c-751 0-626-568-121-915s1391-471 1391 280" svg:viewBox="0 0 1803 1190">
          <text:p/>
        </draw:connector>
        <draw:connector draw:style-name="gr10" draw:text-style-name="P5" draw:layer="measurelines" draw:type="curve" svg:x1="4.81cm" svg:y1="13.065cm" svg:x2="3.54cm" svg:y2="13.7cm" draw:start-shape="id5" draw:start-glue-point="1" draw:end-shape="id5" draw:end-glue-point="2" svg:d="M4810 13065c751 0 626 568 121 915s-1391 471-1391-280" svg:viewBox="0 0 1803 1190">
          <text:p/>
        </draw:connector>
        <draw:custom-shape draw:style-name="gr12" draw:text-style-name="P8" draw:layer="layout" svg:width="3.81cm" svg:height="1.27cm" svg:x="2.27cm" svg:y="16.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6.08cm" svg:y="16.24cm">
          <text:p text:style-name="P1">q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81cm" svg:height="1.27cm" svg:x="2.27cm" svg:y="14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6.08cm" svg:y="14.652cm">
          <text:p text:style-name="P1">q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vaMono" svg:font-family="NovaMono" style:font-pitch="fixed"/>
    <style:font-face style:name="PragmataPro" svg:font-family="PragmataPro" style:font-pitch="fixed"/>
    <style:font-face style:name="Liberation Sans1" svg:font-family="'Liberation Sans'" style:font-pitch="variable"/>
    <style:font-face style:name="NovaMono1" svg:font-family="NovaMo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1T10:43:38.259702024</meta:creation-date>
    <dc:date>2021-08-21T13:44:04.500872814</dc:date>
    <meta:editing-duration>PT57M5S</meta:editing-duration>
    <meta:editing-cycles>9</meta:editing-cycles>
    <meta:generator>LibreOffice/7.1.5.2$Linux_X86_64 LibreOffice_project/10$Build-2</meta:generator>
    <meta:document-statistic meta:object-count="20"/>
  </office:meta>
</office:document-meta>
</file>